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/>
    <style:font-face style:name="宋体1" svg:font-family="宋体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5.286cm" table:align="left"/>
    </style:style>
    <style:style style:name="表格1.A" style:family="table-column">
      <style:table-column-properties style:column-width="15.286cm"/>
    </style:style>
    <style:style style:name="表格1.A1" style:family="table-cell">
      <style:table-cell-properties fo:padding-left="0.191cm" fo:padding-right="0.191cm" fo:padding-top="0.049cm" fo:padding-bottom="0.049cm" fo:border="1pt solid #000000"/>
    </style:style>
    <style:style style:name="P1" style:family="paragraph" style:parent-style-name="Standard">
      <style:text-properties officeooo:rsid="000f2250" officeooo:paragraph-rsid="000f2250" style:language-asian="zh" style:country-asian="CN"/>
    </style:style>
    <style:style style:name="P2" style:family="paragraph" style:parent-style-name="Standard">
      <style:text-properties officeooo:rsid="000f9f58" officeooo:paragraph-rsid="000f9f58" style:language-asian="zh" style:country-asian="CN"/>
    </style:style>
    <style:style style:name="P3" style:family="paragraph" style:parent-style-name="Standard">
      <style:text-properties officeooo:rsid="0011238f" officeooo:paragraph-rsid="0011238f" style:language-asian="zh" style:country-asian="CN"/>
    </style:style>
    <style:style style:name="P4" style:family="paragraph" style:parent-style-name="Standard">
      <style:text-properties officeooo:rsid="0013e877" officeooo:paragraph-rsid="0013e877" style:language-asian="zh" style:country-asian="CN"/>
    </style:style>
    <style:style style:name="P5" style:family="paragraph" style:parent-style-name="Standard">
      <style:text-properties officeooo:rsid="00159b7a" officeooo:paragraph-rsid="00159b7a" style:language-asian="zh" style:country-asian="CN"/>
    </style:style>
    <style:style style:name="P6" style:family="paragraph" style:parent-style-name="Standard">
      <style:text-properties officeooo:rsid="0015f595" officeooo:paragraph-rsid="0015f595" style:language-asian="zh" style:country-asian="CN"/>
    </style:style>
    <style:style style:name="P7" style:family="paragraph" style:parent-style-name="Standard">
      <style:text-properties officeooo:rsid="0017c85e" officeooo:paragraph-rsid="0017c85e" style:language-asian="zh" style:country-asian="CN"/>
    </style:style>
    <style:style style:name="P8" style:family="paragraph" style:parent-style-name="Standard">
      <style:text-properties officeooo:rsid="0017c85e" officeooo:paragraph-rsid="0018ba6b" style:language-asian="zh" style:country-asian="CN"/>
    </style:style>
    <style:style style:name="P9" style:family="paragraph" style:parent-style-name="Standard">
      <style:text-properties officeooo:rsid="001b0f58" officeooo:paragraph-rsid="001b0f58" style:language-asian="zh" style:country-asian="CN"/>
    </style:style>
    <style:style style:name="P10" style:family="paragraph" style:parent-style-name="Standard">
      <style:text-properties officeooo:rsid="001c9255" officeooo:paragraph-rsid="001c9255" style:language-asian="zh" style:country-asian="CN"/>
    </style:style>
    <style:style style:name="P11" style:family="paragraph" style:parent-style-name="Standard">
      <style:text-properties officeooo:rsid="001dfcb7" officeooo:paragraph-rsid="001dfcb7" style:language-asian="zh" style:country-asian="CN"/>
    </style:style>
    <style:style style:name="P12" style:family="paragraph" style:parent-style-name="Standard">
      <style:text-properties officeooo:rsid="001f2bf6" officeooo:paragraph-rsid="001f2bf6" style:language-asian="zh" style:country-asian="CN"/>
    </style:style>
    <style:style style:name="P13" style:family="paragraph" style:parent-style-name="Standard">
      <style:text-properties officeooo:rsid="001f81f7" officeooo:paragraph-rsid="001f81f7" style:language-asian="zh" style:country-asian="CN"/>
    </style:style>
    <style:style style:name="P14" style:family="paragraph" style:parent-style-name="Standard">
      <style:text-properties officeooo:rsid="0020eef7" officeooo:paragraph-rsid="0020eef7" style:language-asian="zh" style:country-asian="CN"/>
    </style:style>
    <style:style style:name="P15" style:family="paragraph" style:parent-style-name="Standard">
      <style:text-properties officeooo:rsid="0021c82b" officeooo:paragraph-rsid="0021c82b" style:language-asian="zh" style:country-asian="CN"/>
    </style:style>
    <style:style style:name="P16" style:family="paragraph" style:parent-style-name="Standard">
      <style:text-properties officeooo:rsid="0026116c" officeooo:paragraph-rsid="0026116c" style:language-asian="zh" style:country-asian="CN"/>
    </style:style>
    <style:style style:name="P17" style:family="paragraph" style:parent-style-name="Standard">
      <style:text-properties officeooo:rsid="0027810b" officeooo:paragraph-rsid="0027810b" style:language-asian="zh" style:country-asian="CN"/>
    </style:style>
    <style:style style:name="P18" style:family="paragraph" style:parent-style-name="Standard">
      <style:text-properties officeooo:rsid="00282a94" officeooo:paragraph-rsid="00282a94" style:language-asian="zh" style:country-asian="CN"/>
    </style:style>
    <style:style style:name="P19" style:family="paragraph" style:parent-style-name="Standard">
      <style:text-properties fo:font-weight="bold" officeooo:rsid="0015f595" officeooo:paragraph-rsid="0015f595" style:language-asian="zh" style:country-asian="CN" style:font-weight-asian="bold" style:font-weight-complex="bold"/>
    </style:style>
    <style:style style:name="P20" style:family="paragraph" style:parent-style-name="Standard">
      <style:text-properties fo:font-weight="bold" officeooo:rsid="0017c85e" officeooo:paragraph-rsid="0017c85e" style:language-asian="zh" style:country-asian="CN" style:font-weight-asian="bold" style:font-weight-complex="bold"/>
    </style:style>
    <style:style style:name="P21" style:family="paragraph" style:parent-style-name="Standard">
      <style:text-properties fo:font-weight="bold" officeooo:rsid="001b0f58" officeooo:paragraph-rsid="001b0f58" style:language-asian="zh" style:country-asian="CN" style:font-weight-asian="bold" style:font-weight-complex="bold"/>
    </style:style>
    <style:style style:name="P22" style:family="paragraph" style:parent-style-name="Standard">
      <style:text-properties fo:font-weight="bold" officeooo:rsid="001dfcb7" officeooo:paragraph-rsid="001dfcb7" style:language-asian="zh" style:country-asian="CN" style:font-weight-asian="bold" style:font-weight-complex="bold"/>
    </style:style>
    <style:style style:name="P23" style:family="paragraph" style:parent-style-name="Standard">
      <style:text-properties fo:font-weight="bold" officeooo:rsid="001f2bf6" officeooo:paragraph-rsid="001f2bf6" style:language-asian="zh" style:country-asian="CN" style:font-weight-asian="bold" style:font-weight-complex="bold"/>
    </style:style>
    <style:style style:name="P24" style:family="paragraph" style:parent-style-name="Standard">
      <style:text-properties fo:font-weight="bold" officeooo:rsid="0020eef7" officeooo:paragraph-rsid="0020eef7" style:language-asian="zh" style:country-asian="CN" style:font-weight-asian="bold" style:font-weight-complex="bold"/>
    </style:style>
    <style:style style:name="P25" style:family="paragraph" style:parent-style-name="Standard">
      <style:text-properties fo:font-weight="bold" officeooo:rsid="001f81f7" officeooo:paragraph-rsid="001f81f7" style:language-asian="zh" style:country-asian="CN" style:font-weight-asian="bold" style:font-weight-complex="bold"/>
    </style:style>
    <style:style style:name="P26" style:family="paragraph" style:parent-style-name="Standard">
      <style:text-properties fo:font-weight="bold" officeooo:rsid="00242720" officeooo:paragraph-rsid="00242720" style:language-asian="zh" style:country-asian="CN" style:font-weight-asian="bold" style:font-weight-complex="bold"/>
    </style:style>
    <style:style style:name="P27" style:family="paragraph" style:parent-style-name="Standard">
      <style:text-properties fo:font-weight="bold" officeooo:rsid="0026116c" officeooo:paragraph-rsid="0026116c" style:language-asian="zh" style:country-asian="CN" style:font-weight-asian="bold" style:font-weight-complex="bold"/>
    </style:style>
    <style:style style:name="P28" style:family="paragraph" style:parent-style-name="Standard">
      <style:text-properties fo:font-weight="bold" officeooo:rsid="00282a94" officeooo:paragraph-rsid="00282a94" style:language-asian="zh" style:country-asian="CN" style:font-weight-asian="bold" style:font-weight-complex="bold"/>
    </style:style>
    <style:style style:name="P29" style:family="paragraph" style:parent-style-name="Standard">
      <style:text-properties fo:font-size="15pt" fo:font-weight="bold" officeooo:rsid="00242720" officeooo:paragraph-rsid="00242720" style:font-size-asian="15pt" style:language-asian="zh" style:country-asian="CN" style:font-weight-asian="bold" style:font-size-complex="15pt" style:font-weight-complex="bold"/>
    </style:style>
    <style:style style:name="P30" style:family="paragraph" style:parent-style-name="Standard">
      <style:text-properties fo:font-size="13.6999998092651pt" fo:font-weight="normal" officeooo:rsid="00242720" officeooo:paragraph-rsid="00242720" style:font-size-asian="12pt" style:language-asian="zh" style:country-asian="CN" style:font-weight-asian="normal" style:font-size-complex="13.6999998092651pt" style:font-weight-complex="normal"/>
    </style:style>
    <style:style style:name="P31" style:family="paragraph" style:parent-style-name="Standard">
      <style:text-properties fo:font-size="12pt" fo:font-weight="bold" officeooo:rsid="00242720" officeooo:paragraph-rsid="00242720" style:font-size-asian="12pt" style:language-asian="zh" style:country-asian="CN" style:font-weight-asian="bold" style:font-size-complex="12pt" style:font-weight-complex="bold"/>
    </style:style>
    <style:style style:name="P32" style:family="paragraph" style:parent-style-name="Standard">
      <style:text-properties fo:color="#ff0000" fo:font-size="13.6999998092651pt" fo:font-weight="normal" officeooo:rsid="002aa089" officeooo:paragraph-rsid="002aa089" style:font-size-asian="12pt" style:language-asian="zh" style:country-asian="CN" style:font-weight-asian="normal" style:font-size-complex="13.6999998092651pt" style:font-weight-complex="normal"/>
    </style:style>
    <style:style style:name="P33" style:family="paragraph" style:parent-style-name="Standard">
      <style:text-properties fo:color="#ff0000" fo:font-size="13.6999998092651pt" fo:font-weight="normal" officeooo:rsid="002bb25f" officeooo:paragraph-rsid="002bb25f" style:font-size-asian="12pt" style:language-asian="zh" style:country-asian="CN" style:font-weight-asian="normal" style:font-size-complex="13.6999998092651pt" style:font-weight-complex="normal"/>
    </style:style>
    <style:style style:name="P34" style:family="paragraph" style:parent-style-name="Standard">
      <style:text-properties fo:color="#111111" fo:font-size="13.6999998092651pt" fo:font-weight="normal" officeooo:rsid="002bb25f" officeooo:paragraph-rsid="002bb25f" style:font-size-asian="12pt" style:language-asian="zh" style:country-asian="CN" style:font-weight-asian="normal" style:font-size-complex="13.6999998092651pt" style:font-weight-complex="normal"/>
    </style:style>
    <style:style style:name="P35" style:family="paragraph" style:parent-style-name="Table_20_Contents">
      <style:paragraph-properties fo:margin-top="0cm" fo:margin-bottom="0.499cm" loext:contextual-spacing="false"/>
    </style:style>
    <style:style style:name="P36" style:family="paragraph" style:parent-style-name="Heading_20_3">
      <style:text-properties officeooo:rsid="00159b7a" officeooo:paragraph-rsid="00159b7a" style:language-asian="zh" style:country-asian="CN"/>
    </style:style>
    <style:style style:name="P37" style:family="paragraph" style:parent-style-name="List_20_Contents">
      <style:text-properties officeooo:rsid="00159b7a" officeooo:paragraph-rsid="00159b7a" style:language-asian="zh" style:country-asian="CN"/>
    </style:style>
    <style:style style:name="P38" style:family="paragraph" style:parent-style-name="Standard">
      <style:text-properties officeooo:rsid="000f2250" officeooo:paragraph-rsid="000f2250" style:language-asian="zh" style:country-asian="CN"/>
    </style:style>
    <style:style style:name="P39" style:family="paragraph" style:parent-style-name="Standard">
      <style:text-properties fo:color="#ff0000" officeooo:rsid="0030e48b" officeooo:paragraph-rsid="0030e48b" style:language-asian="zh" style:country-asian="CN"/>
    </style:style>
    <style:style style:name="T1" style:family="text">
      <style:text-properties style:font-name-asian="宋体1" style:font-size-asian="10.5pt"/>
    </style:style>
    <style:style style:name="T2" style:family="text">
      <style:text-properties fo:font-size="10.5pt"/>
    </style:style>
    <style:style style:name="T3" style:family="text">
      <style:text-properties style:font-name="Times New Roman1" fo:font-size="10.5pt"/>
    </style:style>
    <style:style style:name="T4" style:family="text">
      <style:text-properties officeooo:rsid="0015f595"/>
    </style:style>
    <style:style style:name="T5" style:family="text">
      <style:text-properties officeooo:rsid="0018ba6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f81f7"/>
    </style:style>
    <style:style style:name="T8" style:family="text">
      <style:text-properties officeooo:rsid="0021c82b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26116c"/>
    </style:style>
    <style:style style:name="T11" style:family="text">
      <style:text-properties officeooo:rsid="0027810b"/>
    </style:style>
    <style:style style:name="T12" style:family="text">
      <style:text-properties fo:color="#111111"/>
    </style:style>
    <style:style style:name="T13" style:family="text">
      <style:text-properties officeooo:rsid="002d7e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1,</text:span>字符串的提取：</text:p>
      <text:p text:style-name="P39">注意:</text:p>
      <text:p text:style-name="P39">在使用字符串时首先要判断是否为空</text:p>
      <text:p text:style-name="P1"><text:s/>变量加substring关键字加字符所在位置(0开始排序)可取中文字符 <text:s text:c="2"/>a.substring(3,5)</text:p>
      <text:p text:style-name="P1"><text:span text:style-name="T4">2,</text:span>得到字符串的长度：</text:p>
      <text:p text:style-name="P1">字符串变量名.length（）可以得到字符串的长度</text:p>
      <text:p text:style-name="P1"><text:span text:style-name="T4">3,</text:span>测试字符串是否相等：</text:p>
      <text:p text:style-name="P1">字符串变量名1.equals（要比较的字符串的变量名）。</text:p>
      <text:p text:style-name="P4"><text:span text:style-name="T4">4,</text:span>判断字符串的后缀是否要判断的相等</text:p>
      <text:p text:style-name="P4">字符串变量名.endsWith（）</text:p>
      <text:p text:style-name="P5">//建议使用,不会发生空指针异常</text:p>
      <text:p text:style-name="P5"><text:tab/>System.out.println("hello".equals(str));</text:p>
      <text:p text:style-name="P19">5,contains();</text:p>
      <text:p text:style-name="P6">//判断是否包含某段连续的字符串</text:p>
      <text:p text:style-name="P6"><text:tab/>System.out.println(str.contains("ll"));</text:p>
      <text:p text:style-name="P19">6,startsWith();</text:p>
      <text:p text:style-name="P6">//判断是否以某段字符串开头</text:p>
      <text:p text:style-name="P6"><text:tab/>System.out.println(str.startsWith("hel"));</text:p>
      <text:p text:style-name="P19">7,isEmpty();</text:p>
      <text:p text:style-name="P6">//判断字符串是否是空串</text:p>
      <text:p text:style-name="P6"><text:tab/>System.out.println(str.isEmpty());</text:p>
      <text:h text:style-name="P36" text:outline-level="3"><text:span text:style-name="T4">8,</text:span><office:annotation><dc:date>2017-12-14T17:30:26.638000000</dc:date><text:p>HTML: &lt;NOSCRIPT&gt;</text:p></office:annotation><office:annotation><dc:date>2017-12-14T17:30:26.638000000</dc:date><text:p>HTML: &lt;/NOSCRIPT&gt;</text:p></office:annotation>equalsIgnoreCase（）；</text:h>
      <text:p text:style-name="P37"><office:annotation><dc:date>2017-12-14T17:30:14.282000000</dc:date><text:p>HTML: &lt;NOSCRIPT&gt;</text:p></office:annotation><office:annotation><dc:date>2017-12-14T17:30:14.282000000</dc:date><text:p>HTML: &lt;/NOSCRIPT&gt;</text:p></office:annotation>将此 <text:span text:style-name="Source_20_Text">String</text:span> 与另一个 <text:span text:style-name="Source_20_Text">String</text:span> 比较，不考虑大小写。如果两个字符串的长度相同，并且其中的相应字符都相等（忽略大小写），则认为这两个字符串是相等的。 </text:p>
      <text:p text:style-name="P5">//不区分大小写的比较,<text:span text:style-name="T6">验证码的验证使用</text:span></text:p>
      <text:p text:style-name="P5"><text:tab/>System.out.println("Hello".equalsIgnoreCase(str));</text:p>
      <text:p text:style-name="P20">9.charAt();</text:p>
      <text:p text:style-name="P7">//返回指定索引的字符</text:p>
      <text:p text:style-name="P7"><text:tab/>char c=str.charAt(3);</text:p>
      <text:p text:style-name="P7"><text:tab/>System.out.println(c);</text:p>
      <text:p text:style-name="P7"><text:tab/>}</text:p>
      <text:p text:style-name="P20">10,indexOf();</text:p>
      <text:p text:style-name="P8">//查找指定字符或字符串第一次出现的位置<text:span text:style-name="T5">如果返回为正数为当前要查找字符的位置，返回负数没有找到。</text:span></text:p>
      <text:p text:style-name="P7"><text:tab/>int a=str.indexOf('o');</text:p>
      <text:p text:style-name="P7"><text:tab/>System.out.println(a);</text:p>
      <text:p text:style-name="P9">//从指定索引处查找第一次出现的字符串的索引,包含开始索引本身</text:p>
      <text:p text:style-name="P9"><text:tab/>int b=str.indexOf("l", 2); <text:s text:c="61"/><text:span text:style-name="T13">c</text:span></text:p>
      <text:p text:style-name="P9"><text:tab/>System.out.println(b);</text:p>
      <text:p text:style-name="P21">11,substring();</text:p>
      <text:p text:style-name="P9">//获得子字符串,包括索引本身后面的所有字符</text:p>
      <text:p text:style-name="P9"><text:s text:c="5"/>String d=str.substring(2);</text:p>
      <text:p text:style-name="P9"><text:s text:c="5"/>System.out.println(d);</text:p>
      <text:p text:style-name="P10">//根据开始和结束的索引来获取子字符串,包括开始索引，不包括结束的索引。</text:p>
      <text:p text:style-name="P10"><text:s text:c="5"/>String e=str.substring(2, 3);</text:p>
      <text:p text:style-name="P10"><text:s text:c="5"/>System.out.println(e);</text:p>
      <text:p text:style-name="P22">12，byte[ ] getBytes();</text:p>
      <text:p text:style-name="P11">//获得字符串的字节数组</text:p>
      <text:p text:style-name="P11"><text:s text:c="5"/>byte []bs=str.getBytes();</text:p>
      <text:p text:style-name="P11"><text:s text:c="5"/>for(int i=0;i&lt;bs.length;i++){</text:p>
      <text:p text:style-name="P11"><text:s text:c="4"/><text:tab/> System.out.print(bs[i]+"\t");</text:p>
      <text:p text:style-name="P11"><text:soft-page-break/><text:s text:c="5"/>}</text:p>
      <text:p text:style-name="P23">13,char[ ] toCharArray();</text:p>
      <text:p text:style-name="P12"><text:s/>//把字符串转成字符数组</text:p>
      <text:p text:style-name="P12"><text:s text:c="5"/>char [] cs =str.toCharArray();</text:p>
      <text:p text:style-name="P12"><text:s text:c="5"/>for(int i=0;i&lt;cs.length;i++){</text:p>
      <text:p text:style-name="P12"><text:s text:c="4"/><text:tab/> System.out.print(cs[i]+"\t");</text:p>
      <text:p text:style-name="P12"><text:span text:style-name="T6">14,static String valueOf(布尔类型true或flase)</text:span> </text:p>
      <text:p text:style-name="P12">//把布尔类型转换成字符串类型</text:p>
      <text:p text:style-name="P12"><text:s text:c="4"/><text:tab/> String br=String.valueOf(true);</text:p>
      <text:p text:style-name="P12"><text:s text:c="4"/><text:tab/> System.out.println(br);</text:p>
      <text:p text:style-name="P23">15,<text:span text:style-name="T7">static String valueOf(char类型)</text:span></text:p>
      <text:p text:style-name="P13">//把字符转换成字符串</text:p>
      <text:p text:style-name="P13"><text:s text:c="4"/><text:tab/> char[] f={'a','b','c','d'};</text:p>
      <text:p text:style-name="P13"><text:s text:c="4"/><text:tab/> String sc=String.valueOf(f);</text:p>
      <text:p text:style-name="P13"><text:s text:c="4"/><text:tab/> System.out.println(sc);</text:p>
      <text:p text:style-name="P24">16.toUpperCase()转换字母大写toLowerCase()转换成小写</text:p>
      <text:p text:style-name="P14">//把字符串转换成大写</text:p>
      <text:p text:style-name="P14"><text:s text:c="4"/><text:tab/> <text:span text:style-name="T9">String str1="java";</text:span></text:p>
      <text:p text:style-name="P14"><text:span text:style-name="T9"><text:s text:c="4"/><text:tab/> System.out.println</text:span>(str1.toUpperCase());</text:p>
      <text:p text:style-name="P14"><text:s text:c="3"/>//把字符串转换成小写</text:p>
      <text:p text:style-name="P14"><text:s text:c="4"/><text:tab/> String str2="JAVA";</text:p>
      <text:p text:style-name="P14"><text:s text:c="4"/><text:tab/> System.out.println(str2.toLowerCase());</text:p>
      <text:p text:style-name="P25"><text:s text:c="3"/><text:span text:style-name="T8">17,concat();</text:span></text:p>
      <text:p text:style-name="P15">//拼接指定字符串</text:p>
      <text:p text:style-name="P15"><text:s text:c="4"/><text:tab/> System.out.println(str1.concat(str2));</text:p>
      <text:p text:style-name="P28">18，lastIndexOf();</text:p>
      <text:p text:style-name="P18">//从后面开始查找第一次出现的字符</text:p>
      <text:p text:style-name="P18"><text:tab/><text:tab/>int index=str3.lastIndexOf("a");</text:p>
      <text:p text:style-name="P18"><text:tab/><text:tab/>System.out.println(index);</text:p>
      <text:p text:style-name="P18">//在给定的索引的前面倒序查找第一次出现子字符串的索引</text:p>
      <text:p text:style-name="P18"><text:tab/><text:tab/>int index1=str3.lastIndexOf("a",9);</text:p>
      <text:p text:style-name="P18"><text:tab/><text:tab/>System.out.println(index1);</text:p>
      <text:p text:style-name="P29">String特殊功能</text:p>
      <text:p text:style-name="P31">1,split(加入分隔的字符)</text:p>
      <text:p text:style-name="P30">//分隔字符串,如果是特殊字符需要转义“\\“</text:p>
      <text:p text:style-name="P30"><text:tab/><text:tab/>String [] strz=str.split("-");</text:p>
      <text:p text:style-name="P30"><text:tab/><text:tab/>for(int i=0; i&lt;strz.length;i++){</text:p>
      <text:p text:style-name="P30"><text:tab/><text:tab/><text:tab/>String str1=strz[i];</text:p>
      <text:p text:style-name="P30"><text:tab/><text:tab/><text:tab/>System.out.println(str1);</text:p>
      <text:p text:style-name="P32">//后面加上符号数组的下标即可获得符号前的字符串</text:p>
      <text:p text:style-name="P32"><text:tab/><text:tab/>String <text:s/>strz=str.split("-")[0];</text:p>
      <text:p text:style-name="P33">后面加入拆分次数可进行拆分得到的次数</text:p>
      <text:p text:style-name="P33"><text:s text:c="7"/><text:span text:style-name="T12">String [] a2=str.split("\\.", 3);</text:span></text:p>
      <text:p text:style-name="P34"><text:s text:c="14"/>for(String a: a1){</text:p>
      <text:p text:style-name="P34"><text:tab/><text:tab/><text:tab/>System.out.print("["+a+"]");</text:p>
      <text:p text:style-name="P26">2,<text:span text:style-name="T10">replace字符串内容替换</text:span></text:p>
      <text:p text:style-name="P16">//把单个字符符进行替换,第一个参数是被替换的字符，第二个参数是新的字符</text:p>
      <text:p text:style-name="P16"><text:tab/><text:tab/>String str1=str.replace('-', '=');</text:p>
      <text:p text:style-name="P16"><text:tab/><text:tab/>System.out.println(str1);</text:p>
      <text:p text:style-name="P16">//字符串中的子字符替换,第一个参数是被替换的字符串，第二个参数是新的字符串</text:p>
      <text:p text:style-name="P16"><text:tab/><text:tab/>String str2=str.replace("5000","6000");</text:p>
      <text:p text:style-name="P16"><text:soft-page-break/><text:tab/><text:tab/>System.out.println(str2);</text:p>
      <text:p text:style-name="P27">3,<text:span text:style-name="T11">trim();去掉字符串两边的空格</text:span></text:p>
      <text:p text:style-name="P17"><text:tab/><text:tab/>String str3=" <text:s text:c="3"/>xuejava <text:s/>";</text:p>
      <text:p text:style-name="P17"><text:tab/><text:tab/>String str4=str3.trim();</text:p>
      <text:p text:style-name="P17"><text:tab/><text:tab/>System.out.println("1"+str4+"1");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35"><text:span text:style-name="T2">int length()  </text:span><text:span text:style-name="T1">获取字符串的长度</text:span></text:p>
            <text:p text:style-name="P35"><text:span text:style-name="T2">char charAt(int index) </text:span><text:span text:style-name="T1">获取特定位置的字符 </text:span><text:span text:style-name="T3">(</text:span><text:span text:style-name="T1">角标越界</text:span><text:span text:style-name="T3">)</text:span></text:p>
            <text:p text:style-name="P35"><text:span text:style-name="T2">int indexOf(String str) </text:span><text:span text:style-name="T1">获取特定字符的位置</text:span><text:span text:style-name="T3">(overload)</text:span></text:p>
            <text:p text:style-name="P35"><text:span text:style-name="T2">int lastIndexOf(int ch) </text:span><text:span text:style-name="T1">获取最后一个字符的位置</text:span></text:p>
          </table:table-cell>
        </table:table-row>
      </table:table>
      <text:p text:style-name="P1"/>
      <text:p text:style-name="P1">import java.util.Scanner;</text:p>
      <text:p text:style-name="P1">class Zfc </text:p>
      <text:p text:style-name="P1">{</text:p>
      <text:p text:style-name="P1"><text:tab/>public static void main(String[] args) </text:p>
      <text:p text:style-name="P1"><text:tab/>{</text:p>
      <text:p text:style-name="P1"><text:tab/><text:tab/>Scanner s =new Scanner(System.in);</text:p>
      <text:p text:style-name="P1"><text:s text:c="7"/>System.out.println("请设置你的用户名:");</text:p>
      <text:p text:style-name="P1"><text:tab/> <text:s text:c="2"/>String <text:s/>a=s.next();</text:p>
      <text:p text:style-name="P1"><text:tab/> <text:s text:c="2"/>String b="12345";</text:p>
      <text:p text:style-name="P1"><text:tab/> <text:s text:c="2"/>if (a.equals(b))</text:p>
      <text:p text:style-name="P1"><text:tab/> <text:s text:c="2"/>{</text:p>
      <text:p text:style-name="P1"><text:tab/><text:tab/> <text:s text:c="2"/>System.out.println("用户名格式正确");</text:p>
      <text:p text:style-name="P1"><text:tab/> <text:s text:c="2"/>}else{</text:p>
      <text:p text:style-name="P1"><text:tab/><text:tab/> <text:s text:c="2"/>System.out.println("格式不正确!");</text:p>
      <text:p text:style-name="P1"><text:tab/> <text:s text:c="2"/>}</text:p>
      <text:p text:style-name="P1"><text:tab/> <text:s text:c="2"/>System.out.println("请设置用户密码:");</text:p>
      <text:p text:style-name="P1"><text:tab/> <text:s text:c="2"/>System.out.println("提示！密码格式为9个数字!");</text:p>
      <text:p text:style-name="P1"><text:tab/> <text:s text:c="2"/>String c = s.next();</text:p>
      <text:p text:style-name="P1"><text:tab/> <text:s text:c="2"/>String d="123456789";</text:p>
      <text:p text:style-name="P1"><text:tab/> <text:s text:c="2"/>if (c.equals(d))</text:p>
      <text:p text:style-name="P1"><text:tab/> <text:s text:c="2"/>{</text:p>
      <text:p text:style-name="P1"><text:tab/><text:tab/> <text:s text:c="2"/>System.out.println("密码格式正确");</text:p>
      <text:p text:style-name="P1"><text:tab/> <text:s text:c="2"/>}else{</text:p>
      <text:p text:style-name="P1"><text:tab/><text:tab/> <text:s text:c="2"/>System.out.println("密码格式不正确");</text:p>
      <text:p text:style-name="P1"><text:tab/> <text:s text:c="2"/>}<text:tab/><text:tab/></text:p>
      <text:p text:style-name="P1"><text:tab/>}</text:p>
      <text:p text:style-name="P1">}</text:p>
      <text:p text:style-name="P2">查找特定的字符串：</text:p>
      <text:p text:style-name="P2">字符串变量名.indexOf（“要查找的字符”）返回为正数为当前要查找字符的位置，返回负数没有找到。</text:p>
      <text:p text:style-name="P2">import java.util.Scanner;</text:p>
      <text:p text:style-name="P2">class Zcz </text:p>
      <text:p text:style-name="P2">{</text:p>
      <text:p text:style-name="P2"><text:tab/>public static void main(String[] args) </text:p>
      <text:p text:style-name="P2"><text:tab/>{</text:p>
      <text:p text:style-name="P2"><text:tab/><text:tab/>Scanner s=new Scanner(System.in);</text:p>
      <text:p text:style-name="P2"><text:tab/><text:tab/>System.out.println("请输入一段语句");</text:p>
      <text:p text:style-name="P2"><text:tab/><text:tab/>String a=s.next();</text:p>
      <text:p text:style-name="P2"><text:soft-page-break/><text:tab/><text:tab/>System.out.println(a.indexOf("好吗"));</text:p>
      <text:p text:style-name="P2"><text:tab/>}</text:p>
      <text:p text:style-name="P2">}</text:p>
      <text:p text:style-name="P3">案例：</text:p>
      <text:p text:style-name="P3">//判断一个字符是否在另一个字符中</text:p>
      <text:p text:style-name="P3">class Tom </text:p>
      <text:p text:style-name="P3">{</text:p>
      <text:p text:style-name="P3"><text:tab/>public static void main(String[] args) </text:p>
      <text:p text:style-name="P3"><text:tab/>{</text:p>
      <text:p text:style-name="P3"><text:tab/><text:tab/>String a="Tom";</text:p>
      <text:p text:style-name="P3"><text:tab/><text:tab/>String b="I am Tom,I am from China";</text:p>
      <text:p text:style-name="P3"><text:tab/><text:tab/>String c=a.substring(0);</text:p>
      <text:p text:style-name="P3"><text:tab/><text:tab/>System.out.println(b.indexOf(c));</text:p>
      <text:p text:style-name="P3"><text:tab/><text:tab/>}</text:p>
      <text:p text:style-name="P3"><text:tab/>}</text:p>
      <text:p text:style-name="P3"/>
      <text:p text:style-name="P3"/>
      <text:p text:style-name="P3">//取得一个字符串中的大写字母</text:p>
      <text:p text:style-name="P3">class ZMZ </text:p>
      <text:p text:style-name="P3">{</text:p>
      <text:p text:style-name="P3"><text:tab/>public static void main(String[] args) </text:p>
      <text:p text:style-name="P3"><text:tab/>{</text:p>
      <text:p text:style-name="P3"><text:tab/><text:tab/>String a ="My name is Tom,I come from China ";</text:p>
      <text:p text:style-name="P3"><text:s text:c="8"/>StringBuffer sb=new <text:s/>StringBuffer();</text:p>
      <text:p text:style-name="P3"><text:tab/><text:tab/>for (int i=0;i&lt;a.length() ;i++ )</text:p>
      <text:p text:style-name="P3"><text:tab/><text:tab/>{</text:p>
      <text:p text:style-name="P3"><text:tab/><text:tab/><text:tab/>char c=a.charAt(i);</text:p>
      <text:p text:style-name="P3"><text:tab/><text:tab/><text:tab/>if (c&lt;='Z'&amp;&amp;c&gt;='A')</text:p>
      <text:p text:style-name="P3"><text:tab/><text:tab/><text:tab/>{</text:p>
      <text:p text:style-name="P3"><text:tab/><text:tab/><text:tab/><text:tab/>sb.append(c);</text:p>
      <text:p text:style-name="P3"><text:tab/><text:tab/><text:tab/>}</text:p>
      <text:p text:style-name="P3"><text:tab/><text:tab/>}</text:p>
      <text:p text:style-name="P3"><text:tab/><text:tab/>System.out.println(sb.toString());</text:p>
      <text:p text:style-name="P3"><text:tab/>}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1" svg:font-family="'Times New Roman'"/>
    <style:font-face style:name="宋体1" svg:font-family="宋体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新宋体" fo:font-family="新宋体" style:font-family-generic="modern" style:font-pitch="fixed" style:font-name-asian="新宋体" style:font-family-asian="新宋体" style:font-family-generic-asian="modern" style:font-pitch-asian="fixed" style:font-name-complex="新宋体" style:font-family-complex="新宋体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15M9S</meta:editing-duration>
    <meta:editing-cycles>11</meta:editing-cycles>
    <meta:generator>LibreOffice/5.3.0.3$Windows_X86_64 LibreOffice_project/7074905676c47b82bbcfbea1aeefc84afe1c50e1</meta:generator>
    <dc:date>2018-01-23T22:33:09.909000000</dc:date>
    <meta:document-statistic meta:table-count="1" meta:image-count="0" meta:object-count="0" meta:page-count="4" meta:paragraph-count="179" meta:word-count="1181" meta:character-count="4265" meta:non-whitespace-character-count="3713"/>
    <meta:user-defined meta:name="Info 1"/>
    <meta:user-defined meta:name="Info 2"/>
    <meta:user-defined meta:name="Info 3"/>
    <meta:user-defined meta:name="Info 4"/>
  </office:meta>
</office:document-meta>
</file>